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3097in"/>
    </style:style>
    <style:style style:name="Table1.B" style:family="table-column">
      <style:table-column-properties style:column-width="5.386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5.3868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fo:font-weight="bold" officeooo:rsid="0012a233" officeooo:paragraph-rsid="002085ff" style:font-weight-asian="bold" style:font-weight-complex="bold"/>
    </style:style>
    <style:style style:name="P2" style:family="paragraph" style:parent-style-name="Standard">
      <style:text-properties fo:font-weight="bold" officeooo:paragraph-rsid="002085ff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officeooo:paragraph-rsid="001f9cc2" style:font-size-asian="12pt" style:font-size-complex="12pt"/>
    </style:style>
    <style:style style:name="P5" style:family="paragraph" style:parent-style-name="Standard">
      <style:text-properties fo:font-size="12pt" officeooo:rsid="00107d88" officeooo:paragraph-rsid="002085ff" style:font-size-asian="12pt" style:font-size-complex="12pt"/>
    </style:style>
    <style:style style:name="P6" style:family="paragraph" style:parent-style-name="Standard">
      <style:text-properties fo:font-size="12pt" officeooo:paragraph-rsid="002085ff" style:font-size-asian="12pt" style:font-size-complex="12pt"/>
    </style:style>
    <style:style style:name="P7" style:family="paragraph" style:parent-style-name="Standard">
      <style:text-properties fo:font-size="12pt" officeooo:rsid="001a2407" officeooo:paragraph-rsid="002085ff" style:font-size-asian="12pt" style:font-size-complex="12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f31ba" officeooo:paragraph-rsid="001f9cc2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paragraph-rsid="001f9cc2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P12" style:family="paragraph" style:parent-style-name="Standard">
      <style:text-properties officeooo:paragraph-rsid="002085ff"/>
    </style:style>
    <style:style style:name="P13" style:family="paragraph" style:parent-style-name="Standard">
      <style:text-properties officeooo:paragraph-rsid="0021e083"/>
    </style:style>
    <style:style style:name="P14" style:family="paragraph" style:parent-style-name="Standard">
      <style:paragraph-properties fo:margin-top="0in" fo:margin-bottom="0.1083in" loext:contextual-spacing="fals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Standard">
      <style:paragraph-properties fo:margin-top="0in" fo:margin-bottom="0.0217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1083in" fo:margin-bottom="0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b2e2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2e22" style:font-weight-asian="normal" style:font-weight-complex="normal"/>
    </style:style>
    <style:style style:name="T4" style:family="text">
      <style:text-properties fo:font-weight="normal" officeooo:rsid="0014b918" style:font-weight-asian="normal" style:font-weight-complex="normal"/>
    </style:style>
    <style:style style:name="T5" style:family="text">
      <style:text-properties fo:font-weight="normal" officeooo:rsid="000f31ba" style:font-weight-asian="normal" style:font-weight-complex="normal"/>
    </style:style>
    <style:style style:name="T6" style:family="text">
      <style:text-properties officeooo:rsid="0013b0e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e0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etr Hrubý</text:p>
      <text:p text:style-name="Standard">Born on February 19, 1997</text:p>
      <text:p text:style-name="Standard">Nationality: Czech</text:p>
      <text:p text:style-name="Standard">E-Mail: <text:a xlink:type="simple" xlink:href="mailto:petr.hruby@inf.ethz.ch" text:style-name="Internet_20_link" text:visited-style-name="Visited_20_Internet_20_Link">petr.hruby@inf.ethz.ch</text:a></text:p>
      <text:p text:style-name="Standard"/>
      <text:p text:style-name="P15">Research Interests</text:p>
      <text:p text:style-name="Standard">Computer Vision</text:p>
      <text:p text:style-name="Standard">Numerical Algebraic Geometry</text:p>
      <text:p text:style-name="Standard">Machine Learning</text:p>
      <text:p text:style-name="Standard"/>
      <text:p text:style-name="P15">Work Experience</text:p>
      <table:table table:name="Table1" table:style-name="Table1">
        <table:table-column table:style-name="Table1.A"/>
        <table:table-column table:style-name="Table1.B"/>
        <table:table-row table:style-name="TableLine94415543686016">
          <table:table-cell table:style-name="Table1.A1" office:value-type="string">
            <text:p text:style-name="P4"><text:span text:style-name="T3">2021 – Present</text:span></text:p>
          </table:table-cell>
          <table:table-cell table:style-name="Table1.A1" office:value-type="string">
            <text:p text:style-name="P9"><text:span text:style-name="T1">E</text:span>TH Zürich</text:p>
            <text:p text:style-name="P4"><text:span text:style-name="T5">Research Assistant in the Computer Vision and Geometry </text:span><text:span text:style-name="T4">g</text:span><text:span text:style-name="T5">roup (CVG)</text:span></text:p>
          </table:table-cell>
        </table:table-row>
        <table:table-row table:style-name="TableLine94415543686016">
          <table:table-cell table:style-name="Table1.A1" office:value-type="string">
            <text:p text:style-name="P4">2017 – <text:span text:style-name="T1">2021</text:span></text:p>
          </table:table-cell>
          <table:table-cell table:style-name="Table1.A1" office:value-type="string">
            <text:p text:style-name="P10">CIIRC, Czech Technical University in Prague</text:p>
            <text:p text:style-name="P4">Research Fellow in the Applied algebra and geometry group (AAG)</text:p>
          </table:table-cell>
        </table:table-row>
      </table:table>
      <text:p text:style-name="P11"/>
      <text:p text:style-name="P15">Education</text:p>
      <table:table table:name="Table2" table:style-name="Table2">
        <table:table-column table:style-name="Table2.A"/>
        <table:table-column table:style-name="Table2.B"/>
        <table:table-row table:style-name="TableLine94415564915696">
          <table:table-cell table:style-name="Table2.A1" office:value-type="string">
            <text:p text:style-name="P5">2021 – Present</text:p>
          </table:table-cell>
          <table:table-cell table:style-name="Table2.A1" office:value-type="string">
            <text:p text:style-name="P1">ETH Zürich, <text:span text:style-name="T6">Computer Vision and Geometry group</text:span></text:p>
            <text:p text:style-name="P7">Supervised by Prof. Marc Pollefeys</text:p>
          </table:table-cell>
        </table:table-row>
        <table:table-row table:style-name="TableLine94415564915696">
          <table:table-cell table:style-name="Table2.A1" office:value-type="string">
            <text:p text:style-name="P6">2019 – 2021</text:p>
          </table:table-cell>
          <table:table-cell table:style-name="Table2.A1" office:value-type="string">
            <text:p text:style-name="P2">Czech Technical University in Prague, Faculty of Electrical Engineering</text:p>
            <text:p text:style-name="P12">Master’s degree, Computer Vision and Digital Image</text:p>
            <text:p text:style-name="P12">GPA: 1.0 (1.0 best, 4.0 worst), Passed with distinction</text:p>
            <text:p text:style-name="P12">Thesis: Efficient Homotopy Continuation for Multi-View Geometry;</text:p>
            <text:p text:style-name="P6">Advisor: Tomáš Pajdla</text:p>
          </table:table-cell>
        </table:table-row>
        <table:table-row table:style-name="TableLine94415564915696">
          <table:table-cell table:style-name="Table2.A1" office:value-type="string">
            <text:p text:style-name="P6">2016 – 2019</text:p>
          </table:table-cell>
          <table:table-cell table:style-name="Table2.A1" office:value-type="string">
            <text:p text:style-name="P2">Czech Technical University in Prague, Faculty of Electrical Engineering</text:p>
            <text:p text:style-name="P12">Bachelor’s degree, Computer and Information Science</text:p>
            <text:p text:style-name="P12">GPA: 1.06 (1.0 best, 4.0 worst), Passed with distinction</text:p>
            <text:p text:style-name="P6">Thesis: Two-Body Structure from Motion; Advisor: Tomáš Pajdla</text:p>
          </table:table-cell>
        </table:table-row>
        <table:table-row table:style-name="TableLine94415564915696">
          <table:table-cell table:style-name="Table2.A1" office:value-type="string">
            <text:p text:style-name="P6">2012 – 2016</text:p>
          </table:table-cell>
          <table:table-cell table:style-name="Table2.A1" office:value-type="string">
            <text:p text:style-name="P6"><text:span text:style-name="T7">Gymnázium Polička</text:span> (High School)</text:p>
          </table:table-cell>
        </table:table-row>
      </table:table>
      <text:p text:style-name="Standard"/>
      <text:p text:style-name="P15">Skills</text:p>
      <text:p text:style-name="P8">Languages</text:p>
      <text:p text:style-name="P13">Czech (First language), English, <text:span text:style-name="T8">German</text:span></text:p>
      <text:p text:style-name="P16">Software</text:p>
      <text:p text:style-name="Standard">C/C++</text:p>
      <text:p text:style-name="Standard">MATLAB</text:p>
      <text:p text:style-name="Standard">Python</text:p>
      <text:p text:style-name="P16">Others</text:p>
      <text:p text:style-name="Standard">Driver’s License, Group B (Passenger car)</text:p>
      <text:p text:style-name="Standard"/>
      <text:p text:style-name="P3">Honors</text:p>
      <text:p text:style-name="Standard">Czech Alpha Chapter of Upsilon Pi Epsilon, Member since February 2019</text:p>
      <text:p text:style-name="Standard">International Physics Olympiad, 2016, Zurich; Honourable Mention</text:p>
      <text:p text:style-name="Standard">Czech National Physics Olympiad, 2016, Bílovec; 5th Pla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57:01.534519597</meta:creation-date>
    <dc:date>2021-08-27T12:13:53.690725438</dc:date>
    <meta:editing-duration>PT16M41S</meta:editing-duration>
    <meta:editing-cycles>22</meta:editing-cycles>
    <meta:generator>LibreOffice/6.4.7.2$Linux_X86_64 LibreOffice_project/40$Build-2</meta:generator>
    <meta:document-statistic meta:table-count="2" meta:image-count="0" meta:object-count="0" meta:page-count="1" meta:paragraph-count="45" meta:word-count="191" meta:character-count="1371" meta:non-whitespace-character-count="1219"/>
  </office:meta>
</office:document-meta>
</file>